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CodecSupport.setEnableLoggingRequestDetails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CodecSupport.isEnableLoggingRequest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